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MathJax_AMS" svg:font-family="MathJax_AMS" style:font-pitch="variable"/>
    <style:font-face style:name="MathJax_AMS1" svg:font-family="MathJax_AM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19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20.8cm"/>
    </style:style>
    <style:style style:name="pr4" style:family="presentation" style:parent-style-name="Padrão-subtitle">
      <style:graphic-properties draw:fill-color="#ffffff" fo:min-height="18.963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fo:min-height="19.306cm"/>
    </style:style>
    <style:style style:name="pr7" style:family="presentation" style:parent-style-name="Padrão-subtitle">
      <style:graphic-properties draw:fill-color="#ffffff" fo:min-height="18.763cm"/>
    </style:style>
    <style:style style:name="pr8" style:family="presentation" style:parent-style-name="Padrão-subtitle">
      <style:graphic-properties draw:fill-color="#ffffff" fo:min-height="19.163cm"/>
    </style:style>
    <style:style style:name="P1" style:family="paragraph">
      <style:text-properties fo:color="#ffffff" style:font-name="MathJax_AMS1"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Arial Black" fo:font-size="44pt" style:font-size-asian="44pt" style:font-size-complex="44pt"/>
    </style:style>
    <style:style style:name="P4" style:family="paragraph">
      <style:text-properties style:font-name="Arial Black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style:font-name="Arial Black" fo:font-size="44pt" style:font-size-asian="44pt" style:font-size-complex="44pt"/>
    </style:style>
    <style:style style:name="T1" style:family="text">
      <style:text-properties fo:color="#ffffff" style:font-name="MathJax_AMS1" fo:font-size="96pt" style:font-size-asian="96pt" style:font-size-complex="96pt"/>
    </style:style>
    <style:style style:name="T2" style:family="text">
      <style:text-properties style:font-name="Arial Black" fo:font-size="44pt" style:font-size-asian="44pt" style:font-size-complex="44pt"/>
    </style:style>
    <style:style style:name="T3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19.963cm" svg:x="1.4cm" svg:y="0.837cm" presentation:class="title" presentation:user-transformed="true">
          <draw:text-box>
            <text:p><text:span text:style-name="T1">Milhares de Mulheres</text:span></text:p>
          </draw:text-box>
        </draw:frame>
        <anim:par presentation:node-type="timing-root">
          <anim:par smil:begin="id1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9" xml:id="id2" draw:id="id2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/text:p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32" xml:id="id3" draw:id="id3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19" xml:id="id4" draw:id="id4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/text:p>
          </draw:text-box>
        </draw:frame>
        <anim:par presentation:node-type="timing-root">
          <anim:par smil:begin="id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32" xml:id="id5" draw:id="id5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19" xml:id="id6" draw:id="id6">
        <office:forms form:automatic-focus="false" form:apply-design-mode="false"/>
        <draw:frame presentation:style-name="pr6" draw:text-style-name="P4" draw:layer="layout" svg:width="25.199cm" svg:height="19.306cm" svg:x="1.6cm" svg:y="1.694cm" presentation:class="title" presentation:user-transformed="true">
          <draw:text-box>
            <text:p><text:span text:style-name="T3">Eu quero ser como Ana Consagrar o meu</text:span><text:span text:style-name="T3"><text:line-break/></text:span><text:span text:style-name="T3">filho no templo</text:span><text:span text:style-name="T3"><text:line-break/></text:span><text:span text:style-name="T3">Eu quero ser como Dorcas Minhas mãos estou oferecendo</text:span></text:p>
          </draw:text-box>
        </draw:frame>
        <anim:par presentation:node-type="timing-root">
          <anim:par smil:begin="id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32" xml:id="id7" draw:id="id7">
        <office:forms form:automatic-focus="false" form:apply-design-mode="false"/>
        <draw:frame presentation:style-name="pr7" draw:text-style-name="P5" draw:layer="layout" svg:width="25.199cm" svg:height="18.763cm" svg:x="1.4cm" svg:y="0.837cm" presentation:class="subtitle" presentation:user-transformed="true">
          <draw:text-box>
            <text:p><text:span text:style-name="T2">Eu quero ser como Raquel Esperar no tempo de Deus</text:span><text:span text:style-name="T2"><text:line-break/></text:span><text:span text:style-name="T2">Como Ester vou interceder Pelo meu povo e agradecer.</text:span></text:p>
          </draw:text-box>
        </draw:frame>
        <anim:par presentation:node-type="timing-root">
          <anim:par smil:begin="id7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19" xml:id="id8" draw:id="id8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19" xml:id="id9" draw:id="id9">
        <office:forms form:automatic-focus="false" form:apply-design-mode="false"/>
        <draw:frame presentation:style-name="pr1" draw:text-style-name="P4" draw:layer="layout" svg:width="25.199cm" svg:height="19.963cm" svg:x="1.4cm" svg:y="0.837cm" presentation:class="title" presentation:user-transformed="true">
          <draw:text-box>
            <text:p><text:span text:style-name="T3">Vou confiar como Joquebede</text:span><text:span text:style-name="T3"><text:line-break/></text:span><text:span text:style-name="T3">Dos <text:s/>meus <text:s/>filhos</text:span><text:span text:style-name="T3"><text:line-break/></text:span><text:span text:style-name="T3">Deus irá cuidar</text:span><text:span text:style-name="T3"><text:line-break/></text:span><text:span text:style-name="T3">Agradecer todo dia o meu esposo como Rute amar</text:span></text:p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32" xml:id="id10" draw:id="id10">
        <office:forms form:automatic-focus="false" form:apply-design-mode="false"/>
        <draw:frame presentation:style-name="pr4" draw:text-style-name="P6" draw:layer="layout" svg:width="25.199cm" svg:height="18.963cm" svg:x="1.4cm" svg:y="0.837cm" presentation:class="subtitle" presentation:user-transformed="true">
          <draw:text-box>
            <text:p><text:span text:style-name="T2">Ser sábia como Abigail</text:span></text:p>
            <text:p><text:span text:style-name="T2">Com inteligência</text:span></text:p>
            <text:p><text:span text:style-name="T2">Me apresentar</text:span><text:span text:style-name="T2"><text:line-break/></text:span><text:span text:style-name="T2">Serei como Débora</text:span></text:p>
            <text:p><text:span text:style-name="T2">Para o meu povo</text:span></text:p>
            <text:p><text:span text:style-name="T2">Com autoridade falar</text:span></text:p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19" xml:id="id11" draw:id="id11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1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19" xml:id="id12" draw:id="id12">
        <office:forms form:automatic-focus="false" form:apply-design-mode="false"/>
        <draw:frame presentation:style-name="pr1" draw:text-style-name="P4" draw:layer="layout" svg:width="25.199cm" svg:height="19.963cm" svg:x="1.4cm" svg:y="0.837cm" presentation:class="title" presentation:user-transformed="true">
          <draw:text-box>
            <text:p><text:span text:style-name="T3">Como Agar no deserto uma fonte Deus irá prover</text:span><text:span text:style-name="T3"><text:line-break/></text:span><text:span text:style-name="T3">Já como Sara eu creio a promessa eu vou receber</text:span></text:p>
          </draw:text-box>
        </draw:frame>
        <anim:par presentation:node-type="timing-root">
          <anim:par smil:begin="id1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32" xml:id="id13" draw:id="id13">
        <office:forms form:automatic-focus="false" form:apply-design-mode="false"/>
        <draw:frame presentation:style-name="pr4" draw:text-style-name="P6" draw:layer="layout" svg:width="25.199cm" svg:height="18.963cm" svg:x="1.4cm" svg:y="0.837cm" presentation:class="subtitle" presentation:user-transformed="true">
          <draw:text-box>
            <text:p><text:span text:style-name="T2">Como Priscila no templo minha oferta eu vou entregar</text:span><text:span text:style-name="T2"><text:line-break/></text:span><text:span text:style-name="T2">Igual a Rebeca e</text:span></text:p>
            <text:p><text:span text:style-name="T2">a amada Maria</text:span></text:p>
            <text:p><text:span text:style-name="T2">a vontade do Pai</text:span></text:p>
            <text:p><text:span text:style-name="T2">vou aceitar</text:span></text:p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19" xml:id="id14" draw:id="id14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1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19" xml:id="id15" draw:id="id15">
        <office:forms form:automatic-focus="false" form:apply-design-mode="false"/>
        <draw:frame presentation:style-name="pr1" draw:text-style-name="P4" draw:layer="layout" svg:width="25.199cm" svg:height="19.963cm" svg:x="1.4cm" svg:y="0.837cm" presentation:class="title" presentation:user-transformed="true">
          <draw:text-box>
            <text:p><text:span text:style-name="T3">Pelos meu filhos</text:span><text:span text:style-name="T3"><text:line-break/></text:span><text:span text:style-name="T3">Vou agradecer</text:span><text:span text:style-name="T3"><text:line-break/></text:span><text:span text:style-name="T3">Por meu esposo</text:span><text:span text:style-name="T3"><text:line-break/></text:span><text:span text:style-name="T3">Vou agradecer</text:span></text:p>
          </draw:text-box>
        </draw:frame>
        <anim:par presentation:node-type="timing-root">
          <anim:par smil:begin="id1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32" xml:id="id16" draw:id="id16">
        <office:forms form:automatic-focus="false" form:apply-design-mode="false"/>
        <draw:frame presentation:style-name="pr8" draw:text-style-name="P5" draw:layer="layout" svg:width="25.199cm" svg:height="19.163cm" svg:x="1.4cm" svg:y="0.837cm" presentation:class="subtitle" presentation:user-transformed="true">
          <draw:text-box>
            <text:p><text:span text:style-name="T2">Por minha casa</text:span></text:p>
            <text:p><text:span text:style-name="T2">Vou agradecer</text:span></text:p>
            <text:p><text:span text:style-name="T2">Pelas vitórias</text:span></text:p>
            <text:p><text:span text:style-name="T2">Vou agradecer</text:span></text:p>
          </draw:text-box>
        </draw:frame>
        <anim:par presentation:node-type="timing-root">
          <anim:par smil:begin="id1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19" xml:id="id17" draw:id="id17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/text:p>
          </draw:text-box>
        </draw:frame>
        <anim:par presentation:node-type="timing-root">
          <anim:par smil:begin="id17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32" xml:id="id18" draw:id="id18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18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1T19" xml:id="id19" draw:id="id19">
        <office:forms form:automatic-focus="false" form:apply-design-mode="false"/>
        <draw:frame presentation:style-name="pr3" draw:text-style-name="P3" draw:layer="layout" svg:width="25.199cm" svg:height="20.8cm" svg:x="1.401cm" svg:y="0.4cm" presentation:class="title" presentation:user-transformed="true">
          <draw:text-box>
            <text:p><text:span text:style-name="T2">Milhares de mulheres</text:span><text:span text:style-name="T2"><text:line-break/></text:span><text:span text:style-name="T2">Louvando a Deus</text:span><text:span text:style-name="T2"><text:line-break/></text:span><text:span text:style-name="T2">Milhares de mulheres</text:span></text:p>
          </draw:text-box>
        </draw:frame>
        <anim:par presentation:node-type="timing-root">
          <anim:par smil:begin="id1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32" xml:id="id20" draw:id="id20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2">Louvando a Deus</text:span><text:span text:style-name="T2"><text:line-break/></text:span><text:span text:style-name="T2">Milhares de Mulheres</text:span><text:span text:style-name="T2"><text:line-break/></text:span><text:span text:style-name="T2">Como eu louvando a Deus</text:span></text:p>
          </draw:text-box>
        </draw:frame>
        <anim:par presentation:node-type="timing-root">
          <anim:par smil:begin="id20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MathJax_AMS" svg:font-family="MathJax_AMS" style:font-pitch="variable"/>
    <style:font-face style:name="MathJax_AMS1" svg:font-family="MathJax_AM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22:00:13.306000000</meta:creation-date>
    <dc:date>2016-09-24T12:24:44.793948178</dc:date>
    <meta:editing-duration>PT31M6S</meta:editing-duration>
    <meta:editing-cycles>30</meta:editing-cycles>
    <meta:generator>LibreOffice/5.1.4.2$Linux_X86_64 LibreOffice_project/10m0$Build-2</meta:generator>
    <meta:document-statistic meta:object-count="81"/>
  </office:meta>
</office:document-meta>
</file>